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Accent_20_1">
      <style:graphic-properties draw:fill-color="#5c5151" draw:textarea-horizontal-align="justify" draw:textarea-vertical-align="middle" draw:auto-grow-height="false" fo:min-height="2.365cm" fo:min-width="1.908cm" loext:decorative="false"/>
      <style:paragraph-properties style:writing-mode="lr-tb"/>
    </style:style>
    <style:style style:name="pr1" style:family="presentation" style:parent-style-name="Default-title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efault-outline1">
      <style:graphic-properties fo:min-height="9.135cm" loext:decorative="false"/>
      <style:paragraph-properties style:writing-mode="lr-tb"/>
    </style:style>
    <style:style style:name="pr5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7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7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1" style:family="paragraph">
      <loext:graphic-properties draw:fill="solid" draw:fill-color="#5c5151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solid" draw:fill-color="#5c5151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-color="#5c5151"/>
      <style:paragraph-properties fo:text-align="center"/>
      <style:text-properties fo:color="#ffffff" loext:opacity="100%" fo:font-size="36pt" style:font-size-asian="36pt" style:font-size-complex="36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text-properties fo:font-size="36pt" style:font-size-asian="36pt" style:font-size-complex="36pt" fo:hyphenate="false" loext:hyphenation-no-caps="false" loext:hyphenation-no-last-word="false"/>
    </style:style>
    <style:style style:name="P11" style:family="paragraph">
      <loext:graphic-properties draw:fill="solid" draw:fill-color="#5c5151"/>
      <style:text-properties fo:font-size="36pt" style:font-size-asian="36pt" style:font-size-complex="36pt" fo:hyphenate="false" loext:hyphenation-no-caps="false" loext:hyphenation-no-last-word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ff" loext:opacity="100%"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29cm" svg:x="0cm" svg:y="6.1cm" presentation:class="title" presentation:user-transformed="true">
          <draw:text-box>
            <text:p>Soutenance du projet 2</text:p>
          </draw:text-box>
        </draw:frame>
        <draw:frame presentation:style-name="pr2" draw:layer="layout" svg:width="25.199cm" svg:height="2.371cm" svg:x="1.401cm" svg:y="8.729cm" presentation:class="outline" presentation:user-transformed="true">
          <draw:text-box>
            <text:p text:style-name="P2"><text:span text:style-name="T1">Développez le front-end en utilisant Angul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11.5cm" svg:x="1.4cm" svg:y="4cm" presentation:class="outline" presentation:user-transformed="true">
          <draw:text-box>
            <text:list text:style-name="L3">
              <text:list-item>
                <text:p>Réalisation du projet :</text:p>
              </text:list-item>
            </text:list>
            <text:list text:style-name="L4">
              <text:list-item>
                <text:list>
                  <text:list-item>
                    <text:p><text:s/>Prise en main </text:p>
                  </text:list-item>
                  <text:list-item>
                    <text:p><text:s/>Les bonnes pratiques suivies </text:p>
                  </text:list-item>
                  <text:list-item>
                    <text:p><text:s/>Architecture mise en place</text:p>
                  </text:list-item>
                </text:list>
              </text:list-item>
            </text:list>
            <text:list text:style-name="L3">
              <text:list-item>
                <text:p><text:s/>Livrable :</text:p>
              </text:list-item>
            </text:list>
            <text:list text:style-name="L4">
              <text:list-item>
                <text:list>
                  <text:list-item>
                    <text:p><text:s/>Diagramme fonctionnel</text:p>
                  </text:list-item>
                  <text:list-item>
                    <text:p><text:s/>Démonstration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5cm" svg:height="2.629cm" svg:x="0cm" svg:y="1.101cm" presentation:class="title" presentation:user-transformed="true">
          <draw:text-box>
            <text:list text:style-name="L5">
              <text:list-header>
                <text:p text:style-name="P4"><text:span text:style-name="T2">SOMMAIRE : </text:span></text:p>
              </text:list-header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3">2/7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71cm" svg:x="1.401cm" svg:y="4.029cm" presentation:class="outline" presentation:user-transformed="true">
          <draw:text-box>
            <text:list text:style-name="L4">
              <text:list-item>
                <text:p><text:s/>Prise en main<text:line-break/></text:p>
                <text:p/>
              </text:list-item>
            </text:list>
          </draw:text-box>
        </draw:frame>
        <draw:frame presentation:style-name="pr7" draw:text-style-name="P5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 text:style-name="P4"><text:span text:style-name="T2">Réalisation du projet</text:span></text:p>
              </text:list-item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3">3/7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71cm" svg:x="1.401cm" svg:y="4.029cm" presentation:class="outline" presentation:user-transformed="true">
          <draw:text-box>
            <text:list text:style-name="L6">
              <text:list-item>
                <text:p text:style-name="P9"><text:s/>Les bonnes pratiques suivies<text:line-break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presentation:style-name="pr8" draw:text-style-name="P5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 text:style-name="P4"><text:span text:style-name="T2">Réalisation du projet</text:span></text:p>
              </text:list-item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3">4/7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71cm" svg:x="1.401cm" svg:y="4.029cm" presentation:class="outline" presentation:user-transformed="true">
          <draw:text-box>
            <text:list text:style-name="L6">
              <text:list-item>
                <text:p text:style-name="P9"><text:s/>Architecture mise en place<text:line-break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presentation:style-name="pr9" draw:text-style-name="P5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 text:style-name="P4"><text:span text:style-name="T2">Réalisation du projet</text:span></text:p>
              </text:list-item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3">5/7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71cm" svg:x="1.401cm" svg:y="4.029cm" presentation:class="outline" presentation:user-transformed="true">
          <draw:text-box>
            <text:list text:style-name="L4">
              <text:list-item>
                <text:p text:style-name="P9"><text:s/>Diagramme fonctionnel<text:line-break/></text:p>
                <text:p/>
              </text:list-item>
            </text:list>
          </draw:text-box>
        </draw:frame>
        <draw:frame presentation:style-name="pr10" draw:text-style-name="P11" draw:layer="layout" svg:width="25.5cm" svg:height="2.629cm" svg:x="0cm" svg:y="1.101cm" presentation:class="title" presentation:user-transformed="true">
          <draw:text-box>
            <text:list text:style-name="L7">
              <text:list-item>
                <text:p text:style-name="P10"><text:span text:style-name="T2">Livrable</text:span></text:p>
              </text:list-item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3">6/7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71cm" svg:x="1.401cm" svg:y="4.029cm" presentation:class="outline" presentation:user-transformed="true">
          <draw:text-box>
            <text:list text:style-name="L6">
              <text:list-item>
                <text:p text:style-name="P9"><text:s/>Démonstration<text:line-break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presentation:style-name="pr11" draw:text-style-name="P11" draw:layer="layout" svg:width="25.5cm" svg:height="2.629cm" svg:x="0cm" svg:y="1.101cm" presentation:class="title" presentation:user-transformed="true">
          <draw:text-box>
            <text:list text:style-name="L7">
              <text:list-item>
                <text:p text:style-name="P10"><text:span text:style-name="T2">Livrable</text:span></text:p>
              </text:list-item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3">7/7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5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21"><presentation:date-time/></text:p>
        </draw:text-box>
      </draw:frame>
      <draw:frame presentation:style-name="Mpr13" draw:text-style-name="MP23" draw:layer="backgroundobjects" svg:width="8.875cm" svg:height="1.085cm" svg:x="9.576cm" svg:y="14.348cm" presentation:class="footer">
        <draw:text-box>
          <text:p text:style-name="MP22"><presentation:footer/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2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2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24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2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2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22:08.725285460</meta:creation-date>
    <meta:editing-duration>PT35M13S</meta:editing-duration>
    <meta:editing-cycles>8</meta:editing-cycles>
    <meta:generator>LibreOffice/24.2.5.2$Linux_X86_64 LibreOffice_project/bffef4ea93e59bebbeaf7f431bb02b1a39ee8a59</meta:generator>
    <dc:title>Midnightblue</dc:title>
    <dc:date>2024-08-12T18:57:23.014868225</dc:date>
    <meta:document-statistic meta:object-count="95"/>
  </office:meta>
</office:document-meta>
</file>